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paragraph-properties>
        <style:tab-stops/>
      </style:paragraph-properties>
      <style:text-properties fo:font-weight="bold"/>
    </style:style>
    <style:style style:name="P2" style:family="paragraph" style:parent-style-name="Standard">
      <style:paragraph-properties fo:text-align="justify" style:justify-single-word="false">
        <style:tab-stops/>
      </style:paragraph-properties>
    </style:style>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1">
      <style:paragraph-properties fo:margin-left="1.251cm" fo:margin-right="0cm" fo:text-indent="0cm" style:auto-text-indent="false"/>
    </style:style>
    <style:style style:name="P6" style:family="paragraph" style:parent-style-name="Standard" style:list-style-name="L2">
      <style:paragraph-properties fo:margin-left="1.251cm" fo:margin-right="0cm" fo:text-indent="0cm" style:auto-text-indent="false"/>
    </style:style>
    <style:style style:name="P7" style:family="paragraph" style:parent-style-name="Contents_20_1">
      <style:paragraph-properties>
        <style:tab-stops/>
      </style:paragraph-properties>
    </style:style>
    <style:style style:name="P8" style:family="paragraph" style:parent-style-name="Contents_20_2">
      <style:paragraph-properties>
        <style:tab-stops/>
      </style:paragraph-properties>
    </style:style>
    <style:style style:name="T1" style:family="text">
      <style:text-properties fo:font-weight="bold"/>
    </style:style>
    <style:style style:name="T2"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7"><text:a xlink:type="simple" xlink:href="#__RefHeading__27939_1255028942">1 - Présentation</text:a></text:p>
          <text:p text:style-name="P8"><text:a xlink:type="simple" xlink:href="#__RefHeading__27941_1255028942">1.1 - Description</text:a></text:p>
          <text:p text:style-name="P8"><text:a xlink:type="simple" xlink:href="#__RefHeading__27943_1255028942">1.2 - Caractéristiques techniques principales</text:a></text:p>
        </text:index-body>
      </text:table-of-content>
      <text:p text:style-name="Standard"/>
      <text:h text:style-name="Heading_20_1" text:outline-level="1"><text:bookmark text:name="__RefHeading__27939_1255028942"/>Présentation<text:bookmark-end text:name="__RefHeading__27939_1255028942"/></text:h>
      <text:h text:style-name="Heading_20_2" text:outline-level="2"><text:bookmark text:name="__RefHeading__27941_1255028942"/>Description<text:bookmark-end text:name="__RefHeading__27941_1255028942"/></text:h>
      <text:p text:style-name="Standard"><text:span text:style-name="T1">Eeschema</text:span> est un puissant logiciel de schématique de circuits électroniques disponible sous les systèmes d'exploitation</text:p>
      <text:list xml:id="list33203152" text:style-name="L1">
        <text:list-item>
          <text:p text:style-name="P5">LINUX</text:p>
        </text:list-item>
        <text:list-item>
          <text:p text:style-name="P5">Windows XP/2000/ W7</text:p>
        </text:list-item>
      </text:list>
      <text:p text:style-name="Standard">Quel que soit le système utilisé, les fichiers générés sont totalement compatibles d'un système à l'autre.</text:p>
      <text:p text:style-name="Standard"><text:span text:style-name="T1">Eeschema</text:span> est un logiciel « intégré » car toutes les fonctions de dessin, de contrôle, de tracé, de gestion de librairies et d'accès au logiciel de circuit imprimé sont exécutées depuis Eeschema, sans sortir de celui-ci.</text:p>
      <text:p text:style-name="Standard">Il permet la réalisation de dessins sous forme<text:span text:style-name="T1"> hiérarchique</text:span>, pour la gestion de <text:span text:style-name="T1">schémas multi-feuilles</text:span>.</text:p>
      <text:p text:style-name="Standard">Eeschema supporte les hiérarchies :</text:p>
      <text:list xml:id="list33208000" text:style-name="L4">
        <text:list-item>
          <text:p text:style-name="P4">A plat.</text:p>
        </text:list-item>
        <text:list-item>
          <text:p text:style-name="P4">Simples.</text:p>
        </text:list-item>
        <text:list-item>
          <text:p text:style-name="P4">Complexes.</text:p>
        </text:list-item>
      </text:list>
      <text:p text:style-name="Standard">Il est destiné à travailler associé à un logiciel de réalisation de circuits imprimés tel que <text:span text:style-name="T1">PCBNEW</text:span>, à qui il fournira le fichier <text:span text:style-name="T2">Netliste</text:span> décrivant le schéma de la carte de circuit imprimé à réaliser.</text:p>
      <text:p text:style-name="Standard">Eeschema intègre également un éditeur de composants qui permet la création et l'édition de ces composants, leur visualisation et la manipulation des librairies de composants( Import, export, ajout, effacement de composants dans les librairies).</text:p>
      <text:p text:style-name="Standard"/>
      <text:p text:style-name="Standard">Eeschema intègre aussi toutes les fonctions annexes (mais pourtant indispensables ) à un logiciel de schématique électronique  moderne:</text:p>
      <text:list xml:id="list33203890" text:style-name="L2">
        <text:list-item>
          <text:p text:style-name="P6">Contrôle des règles électriques (<text:span text:style-name="T2">D.R.C.</text:span>)pour la détection automatique des connexions incorrectes, des entrées « en l'air » de composants...</text:p>
        </text:list-item>
        <text:list-item>
          <text:p text:style-name="P6">Génération des fichiers de tracé au format POSTSCRIPT ou HPGL</text:p>
        </text:list-item>
        <text:list-item>
          <text:p text:style-name="P6">Génération des fichiers de tracé sur imprimante locale.</text:p>
        </text:list-item>
        <text:list-item>
          <text:p text:style-name="P6">Génération de la liste du matériel.</text:p>
        </text:list-item>
        <text:list-item>
          <text:p text:style-name="P6">Génération du fichier <text:span text:style-name="T2">Netliste</text:span> pour le logiciel de circuits imprimés, ou pour un simulateur.</text:p>
        </text:list-item>
      </text:list>
      <text:h text:style-name="Heading_20_2" text:outline-level="2"><text:bookmark text:name="__RefHeading__27943_1255028942"/>Caractéristiques techniques principales<text:bookmark-end text:name="__RefHeading__27943_1255028942"/></text:h>
      <text:p text:style-name="Standard">Ce logiciel fonctionnant en mode 32bits, sa capacité en traitement de circuits n'est limitée que par la capacité mémoire disponible.</text:p>
      <text:p text:style-name="Standard">Il n'y a pas donc de limitation réelle dans le nombre de composants, de pins par composants, de connexions, de feuilles...</text:p>
      <text:p text:style-name="Standard">Eeschema travaille sur des schémas simple feuille ou multi feuilles.</text:p>
      <text:p text:style-name="Standard">Dans le cas de schémas multi feuilles, la représentation est alors dite « en hiérarchie », et l'accès à chaque feuille est alors immédiat.</text:p>
      <text:p text:style-name="Standard">Eeschema pour les schemas multi feuilles <text:s/>supporte :</text:p>
      <text:list xml:id="list33191657" text:style-name="L3">
        <text:list-item>
          <text:p text:style-name="P3"><text:soft-page-break/>Les hiérarchies simples ( chaque fichier ou sous-schéma est utilisé une seule fois)</text:p>
        </text:list-item>
        <text:list-item>
          <text:p text:style-name="P3">Les hiérarchies complexes ( un fichier ou schéma est utilisé plusieurs fois: multiples instances)</text:p>
        </text:list-item>
        <text:list-item>
          <text:p text:style-name="P3">Les hiérarchies "à plat" ( plusieurs schémas sans connexions par une feuille maître)</text:p>
        </text:list-item>
      </text:list>
      <text:p text:style-name="Standard"/>
      <text:p text:style-name="Standard">La taille maximum des dessins est ajustable à tout moment du format A4 à A0 et du format A à 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style:use-window-font-color="true" style:font-name="Arial2" fo:font-size="14pt" style:text-underline-style="none" fo:font-weight="bold" style:text-underline-mode="continuous" style:text-overline-mode="continuous" style:text-line-through-mode="continuous"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text-indent="0cm" style:auto-text-indent="false"/>
      <style:text-properties style:use-window-font-color="true" style:font-name="Arial2" fo:font-size="12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paragraph-properties>
      <style:text-properties fo:font-weight="bold"/>
    </style:style>
    <style:page-layout style:name="Mpm1">
      <style:page-layout-properties fo:page-width="21.001cm" fo:page-height="29.7cm" style:num-format="1" style:print-orientation="portrait" fo:margin-top="1.499cm" fo:margin-bottom="1.501cm" fo:margin-left="3cm" fo:margin-right="1.499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text:p text:style-name="MP1"/>
      </style:header>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Eeschema,chap1 : Présentation</dc:title>
    <meta:initial-creator>IUT</meta:initial-creator>
    <meta:creation-date>1996-01-27T13:47:00</meta:creation-date>
    <dc:date>2011-10-08T13:10:07.79</dc:date>
    <meta:print-date>1999-04-24T19:41:00</meta:print-date>
    <dc:language>fr-FR</dc:language>
    <meta:editing-cycles>78</meta:editing-cycles>
    <meta:editing-duration>PT6H12M3S</meta:editing-duration>
    <meta:document-statistic meta:table-count="0" meta:image-count="0" meta:object-count="0" meta:page-count="2" meta:paragraph-count="35" meta:word-count="418" meta:character-count="2648" meta:non-whitespace-character-count="2273"/>
    <meta:user-defined meta:name="Info 1"/>
    <meta:user-defined meta:name="Info 2"/>
    <meta:user-defined meta:name="Info 3"/>
    <meta:user-defined meta:name="Info 4"/>
  </office:meta>
</office:document-meta>
</file>